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992cm"/>
    </style:style>
    <style:style style:name="co4" style:family="table-column">
      <style:table-column-properties fo:break-before="auto" style:column-width="13.50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4.556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6.435cm"/>
    </style:style>
    <style:style style:name="co13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ype_ski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ki de piste</text:p>
          </table:table-cell>
        </table:table-row>
        <table:table-row table:style-name="ro1">
          <table:table-cell/>
          <table:table-cell office:value-type="string" calcext:value-type="string">
            <text:p>ski de fond</text:p>
          </table:table-cell>
        </table:table-row>
        <table:table-row table:style-name="ro1">
          <table:table-cell/>
          <table:table-cell office:value-type="string" calcext:value-type="string">
            <text:p>ski alpin</text:p>
          </table:table-cell>
        </table:table-row>
        <table:table-row table:style-name="ro1">
          <table:table-cell/>
          <table:table-cell office:value-type="string" calcext:value-type="string">
            <text:p>mixte</text:p>
          </table:table-cell>
        </table:table-row>
      </table:table>
      <table:table table:name="sex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me</text:p>
          </table:table-cell>
        </table:table-row>
        <table:table-row table:style-name="ro1"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/>
          <table:table-cell office:value-type="string" calcext:value-type="string">
            <text:p>Enfant</text:p>
          </table:table-cell>
        </table:table-row>
        <table:table-row table:style-name="ro1">
          <table:table-cell/>
          <table:table-cell office:value-type="string" calcext:value-type="string">
            <text:p>Unisexe</text:p>
          </table:table-cell>
        </table:table-row>
      </table:table>
      <table:table table:name="anne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2015" calcext:value-type="float">
            <text:p>2015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</table:table-row>
      </table:table>
      <table:table table:name="niveau_skieu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ébutant</text:p>
          </table:table-cell>
        </table:table-row>
        <table:table-row table:style-name="ro1">
          <table:table-cell/>
          <table:table-cell office:value-type="string" calcext:value-type="string">
            <text:p>Intermédiaire</text:p>
          </table:table-cell>
        </table:table-row>
        <table:table-row table:style-name="ro1">
          <table:table-cell/>
          <table:table-cell office:value-type="string" calcext:value-type="string">
            <text:p>Pro</text:p>
          </table:table-cell>
        </table:table-row>
        <table:table-row table:style-name="ro1">
          <table:table-cell/>
          <table:table-cell office:value-type="string" calcext:value-type="string">
            <text:p>Non renseigné</text:p>
          </table:table-cell>
        </table:table-row>
      </table:table>
      <table:table table:name="poids_skieur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pays_fabric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string" calcext:value-type="string">
            <text:p>Chine</text:p>
          </table:table-cell>
        </table:table-row>
        <table:table-row table:style-name="ro1">
          <table:table-cell/>
          <table:table-cell office:value-type="string" calcext:value-type="string">
            <text:p>Taïwan</text:p>
          </table:table-cell>
        </table:table-row>
        <table:table-row table:style-name="ro1">
          <table:table-cell/>
          <table:table-cell office:value-type="string" calcext:value-type="string">
            <text:p>Non renseigné</text:p>
          </table:table-cell>
        </table:table-row>
        <table:table-row table:style-name="ro1">
          <table:table-cell/>
          <table:table-cell office:value-type="string" calcext:value-type="string">
            <text:p>Europe</text:p>
          </table:table-cell>
        </table:table-row>
      </table:table>
      <table:table table:name="vill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is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/>
          <table:table-cell office:value-type="string" calcext:value-type="string">
            <text:p>Bordeaux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string" calcext:value-type="string">
            <text:p>Saint-Etienne</text:p>
          </table:table-cell>
          <table:table-cell office:value-type="float" office:value="42100" calcext:value-type="float">
            <text:p>42100</text:p>
          </table:table-cell>
        </table:table-row>
        <table:table-row table:style-name="ro1">
          <table:table-cell/>
          <table:table-cell office:value-type="string" calcext:value-type="string">
            <text:p>Lyon</text:p>
          </table:table-cell>
          <table:table-cell office:value-type="float" office:value="42000" calcext:value-type="float">
            <text:p>42000</text:p>
          </table:table-cell>
        </table:table-row>
      </table:table>
      <table:table table:name="fabricant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alomon</text:p>
          </table:table-cell>
          <table:table-cell office:value-type="float" office:value="341424345" calcext:value-type="float">
            <text:p>341424345</text:p>
          </table:table-cell>
          <table:table-cell office:value-type="string" calcext:value-type="string">
            <text:p><text:a xlink:href="mailto:salomon-pro@gmail.com" xlink:type="simple">salomon-pro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ssignol</text:p>
          </table:table-cell>
          <table:table-cell office:value-type="float" office:value="366443388" calcext:value-type="float">
            <text:p>366443388</text:p>
          </table:table-cell>
          <table:table-cell office:value-type="string" calcext:value-type="string">
            <text:p><text:a xlink:href="mailto:rossignol-fabric@hotmail.com" xlink:type="simple">rossignol-fabric@hotmail.com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edze</text:p>
          </table:table-cell>
          <table:table-cell office:value-type="float" office:value="354575859" calcext:value-type="float">
            <text:p>354575859</text:p>
          </table:table-cell>
          <table:table-cell office:value-type="string" calcext:value-type="string">
            <text:p><text:a xlink:href="mailto:wedze@gmail.com" xlink:type="simple">wedze@gmail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ovik</text:p>
          </table:table-cell>
          <table:table-cell office:value-type="float" office:value="321252426" calcext:value-type="float">
            <text:p>321252426</text:p>
          </table:table-cell>
          <table:table-cell office:value-type="string" calcext:value-type="string">
            <text:p><text:a xlink:href="mailto:inovik-money@hotmail.com" xlink:type="simple">inovik-money@hotmail.com</text:a>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ixation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iste</text:p>
          </table:table-cell>
        </table:table-row>
        <table:table-row table:style-name="ro1">
          <table:table-cell/>
          <table:table-cell office:value-type="string" calcext:value-type="string">
            <text:p>fond</text:p>
          </table:table-cell>
        </table:table-row>
        <table:table-row table:style-name="ro1">
          <table:table-cell/>
          <table:table-cell office:value-type="string" calcext:value-type="string">
            <text:p>freeride</text:p>
          </table:table-cell>
        </table:table-row>
        <table:table-row table:style-name="ro1">
          <table:table-cell/>
          <table:table-cell office:value-type="string" calcext:value-type="string">
            <text:p>hybryde</text:p>
          </table:table-cell>
        </table:table-row>
        <table:table-row table:style-name="ro1">
          <table:table-cell/>
          <table:table-cell office:value-type="string" calcext:value-type="string">
            <text:p>aucune</text:p>
          </table:table-cell>
        </table:table-row>
      </table:table>
      <table:table table:name="noyau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ois</text:p>
          </table:table-cell>
        </table:table-row>
        <table:table-row table:style-name="ro1">
          <table:table-cell/>
          <table:table-cell office:value-type="string" calcext:value-type="string">
            <text:p>Composite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</table:table-row>
      </table:table>
      <table:table table:name="ski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X TOUR ESCAPE R SK + TOUR SI</text:p>
          </table:table-cell>
          <table:table-cell/>
          <table:table-cell office:value-type="float" office:value="169.9" calcext:value-type="float">
            <text:p>169,9</text:p>
          </table:table-cell>
          <table:table-cell office:value-type="float" office:value="820" calcext:value-type="float">
            <text:p>820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KI DE PISTE FEMME AVEC FIXATION / ATTRAXION NOIR ET ROSE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KI DE PISTE HOMME AVEC FIXATION / CROSS 150+ ROUGE ET BORDEAUX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lta Sport Skating 202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ST Max Jr Xs + C5 GW 2022</text:p>
          </table:table-cell>
          <table:table-cell/>
          <table:table-cell office:value-type="float" office:value="111.9" calcext:value-type="float">
            <text:p>111,9</text:p>
          </table:table-cell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ossignol Experience W Pro + Kid X4</text:p>
          </table:table-cell>
          <table:table-cell/>
          <table:table-cell office:value-type="float" office:value="159.95" calcext:value-type="float">
            <text:p>159,95</text:p>
          </table:table-cell>
          <table:table-cell office:value-type="float" office:value="650" calcext:value-type="float">
            <text:p>6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ki de fond classique 150 à écailles – enfan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CK S/FORCE 75 + M10 GW</text:p>
          </table:table-cell>
          <table:table-cell/>
          <table:table-cell office:value-type="float" office:value="239.4" calcext:value-type="float">
            <text:p>239,4</text:p>
          </table:table-cell>
          <table:table-cell office:value-type="float" office:value="958" calcext:value-type="float">
            <text:p>95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CK SKI ALPIN FREESTYLE FREERIDE ROSSIGNOL BLACKOPS SMASHER XPRESS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600" calcext:value-type="float">
            <text:p>160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ssignol Sassy 7 + XP W 10 B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00" calcext:value-type="float">
            <text:p>33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SSIGNOL Nova 6 F + fix Xpress 11 Gw</text:p>
          </table:table-cell>
          <table:table-cell/>
          <table:table-cell office:value-type="float" office:value="344.99" calcext:value-type="float">
            <text:p>344,99</text:p>
          </table:table-cell>
          <table:table-cell office:value-type="float" office:value="3400" calcext:value-type="float">
            <text:p>3400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fournisseur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tersport</text:p>
          </table:table-cell>
          <table:table-cell office:value-type="float" office:value="312345678" calcext:value-type="float">
            <text:p>312345678</text:p>
          </table:table-cell>
          <table:table-cell office:value-type="string" calcext:value-type="string">
            <text:p><text:a xlink:href="mailto:intersport@gmail.com" xlink:type="simple">intersport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cathlon</text:p>
          </table:table-cell>
          <table:table-cell office:value-type="float" office:value="311223344" calcext:value-type="float">
            <text:p>311223344</text:p>
          </table:table-cell>
          <table:table-cell office:value-type="string" calcext:value-type="string">
            <text:p><text:a xlink:href="mailto:decathlon@outlook.com" xlink:type="simple">decathlon@outlook.com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oSport</text:p>
          </table:table-cell>
          <table:table-cell office:value-type="float" office:value="399887766" calcext:value-type="float">
            <text:p>399887766</text:p>
          </table:table-cell>
          <table:table-cell office:value-type="string" calcext:value-type="string">
            <text:p><text:a xlink:href="mailto:gosport-merch@gmail.com" xlink:type="simple">gosport-merch@gmail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lisshop</text:p>
          </table:table-cell>
          <table:table-cell office:value-type="float" office:value="337476777" calcext:value-type="float">
            <text:p>337476777</text:p>
          </table:table-cell>
          <table:table-cell office:value-type="string" calcext:value-type="string">
            <text:p><text:a xlink:href="mailto:glisshop@gmail.com" xlink:type="simple">glisshop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nowleader</text:p>
          </table:table-cell>
          <table:table-cell office:value-type="float" office:value="312131415" calcext:value-type="float">
            <text:p>312131415</text:p>
          </table:table-cell>
          <table:table-cell office:value-type="string" calcext:value-type="string">
            <text:p>snowleader@hotmail.com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urni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ser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Nono_labricot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nono@gmail.com" xlink:type="simple">nono@gmail.com</text:a></text:p>
          </table:table-cell>
          <table:table-cell office:value-type="string" calcext:value-type="string">
            <text:p>3 rue de la spatule 75000</text:p>
          </table:table-cell>
        </table:table-row>
        <table:table-row table:style-name="ro1">
          <table:table-cell/>
          <table:table-cell office:value-type="string" calcext:value-type="string">
            <text:p>MaxEnAirMax</text:p>
          </table:table-cell>
          <table:table-cell office:value-type="string" calcext:value-type="string">
            <text:p>sauciss0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max-pro@gmail.com" xlink:type="simple">max-pro@gmail.com</text:a></text:p>
          </table:table-cell>
          <table:table-cell office:value-type="string" calcext:value-type="string">
            <text:p>2 impasse des lamantins 54100</text:p>
          </table:table-cell>
        </table:table-row>
        <table:table-row table:style-name="ro1">
          <table:table-cell/>
          <table:table-cell office:value-type="string" calcext:value-type="string">
            <text:p>GabsLaTruite</text:p>
          </table:table-cell>
          <table:table-cell office:value-type="string" calcext:value-type="string">
            <text:p>ViveLaBD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gab@hotmail.com" xlink:type="simple">gab@hotmail.com</text:a></text:p>
          </table:table-cell>
          <table:table-cell office:value-type="string" calcext:value-type="string">
            <text:p>12 rue des marmottes empaillés 03100</text:p>
          </table:table-cell>
        </table:table-row>
        <table:table-row table:style-name="ro1">
          <table:table-cell/>
          <table:table-cell office:value-type="string" calcext:value-type="string">
            <text:p>Vince</text:p>
          </table:table-cell>
          <table:table-cell office:value-type="string" calcext:value-type="string">
            <text:p>qsdqs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a xlink:href="mailto:vince@hotmail.cm" xlink:type="simple">vince@hotmail.cm</text:a></text:p>
          </table:table-cell>
          <table:table-cell office:value-type="string" calcext:value-type="string">
            <text:p>11 rue des abeilles 90000</text:p>
          </table:table-cell>
        </table:table-row>
        <table:table-row table:style-name="ro1">
          <table:table-cell/>
          <table:table-cell office:value-type="string" calcext:value-type="string">
            <text:p>Roro</text:p>
          </table:table-cell>
          <table:table-cell office:value-type="string" calcext:value-type="string">
            <text:p>Squa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<text:a xlink:href="mailto:roger@gmail.com" xlink:type="simple">roger@gmail.com</text:a></text:p>
          </table:table-cell>
          <table:table-cell office:value-type="string" calcext:value-type="string">
            <text:p>01 rue du bar 65000</text:p>
          </table:table-cell>
        </table:table-row>
      </table:table>
      <table:table table:name="etat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Préparation</text:p>
          </table:table-cell>
        </table:table-row>
        <table:table-row table:style-name="ro1">
          <table:table-cell/>
          <table:table-cell office:value-type="string" calcext:value-type="string">
            <text:p>Livraison</text:p>
          </table:table-cell>
        </table:table-row>
        <table:table-row table:style-name="ro1">
          <table:table-cell/>
          <table:table-cell office:value-type="string" calcext:value-type="string">
            <text:p>Livré</text:p>
          </table:table-cell>
        </table:table-row>
        <table:table-row table:style-name="ro1">
          <table:table-cell/>
          <table:table-cell office:value-type="string" calcext:value-type="string">
            <text:p>Annulé</text:p>
          </table:table-cell>
        </table:table-row>
      </table:table>
      <table:table table:name="panie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date" office:date-value="2021-01-02" calcext:value-type="date">
            <text:p>02/01/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1-01-03" calcext:value-type="date">
            <text:p>03/01/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0-02-03" calcext:value-type="date">
            <text:p>03/02/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22-01-15" calcext:value-type="date">
            <text:p>15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3-01" calcext:value-type="date">
            <text:p>01/03/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1-02-05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2-02-01" calcext:value-type="date">
            <text:p>01/02/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ommand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date" office:date-value="2021-01-04" calcext:value-type="date">
            <text:p>04/01/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20-02-04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2-01-20" calcext:value-type="date">
            <text:p>20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18-03-01" calcext:value-type="date">
            <text:p>01/03/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21-02-07" calcext:value-type="date">
            <text:p>07/02/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2-02-01" calcext:value-type="date">
            <text:p>01/02/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ivraison_stock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date" office:date-value="2022-01-20" calcext:value-type="date">
            <text:p>20/01/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lig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mentai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9:34:00.181979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16:55.490817159</meta:creation-date>
    <dc:date>2022-02-03T09:44:58.583678810</dc:date>
    <meta:editing-duration>PT2H56M37S</meta:editing-duration>
    <meta:editing-cycles>29</meta:editing-cycles>
    <meta:generator>LibreOffice/7.0.4.2$Linux_X86_64 LibreOffice_project/00$Build-2</meta:generator>
    <meta:document-statistic meta:table-count="20" meta:cell-count="346" meta:object-count="0"/>
  </office:meta>
</office:document-meta>
</file>